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49bb" officeooo:paragraph-rsid="000f49bb"/>
    </style:style>
    <style:style style:name="P2" style:family="paragraph" style:parent-style-name="Standard">
      <style:paragraph-properties fo:text-align="center" style:justify-single-word="false"/>
      <style:text-properties fo:color="#800000" fo:font-size="16pt" fo:font-weight="bold" officeooo:rsid="000f49bb" officeooo:paragraph-rsid="000f49bb" style:font-size-asian="16pt" style:font-weight-asian="bold" style:font-size-complex="16pt" style:font-weight-complex="bold"/>
    </style:style>
    <style:style style:name="P3" style:family="paragraph" style:parent-style-name="Standard">
      <style:text-properties officeooo:rsid="00125f8c" officeooo:paragraph-rsid="00125f8c"/>
    </style:style>
    <style:style style:name="P4" style:family="paragraph" style:parent-style-name="Standard">
      <style:text-properties officeooo:rsid="00125f8c" officeooo:paragraph-rsid="0022dfd2"/>
    </style:style>
    <style:style style:name="P5" style:family="paragraph" style:parent-style-name="Standard">
      <style:text-properties officeooo:rsid="001643e8" officeooo:paragraph-rsid="001643e8"/>
    </style:style>
    <style:style style:name="P6" style:family="paragraph" style:parent-style-name="Standard">
      <style:text-properties officeooo:rsid="0017a5f9" officeooo:paragraph-rsid="0017a5f9"/>
    </style:style>
    <style:style style:name="P7" style:family="paragraph" style:parent-style-name="Standard">
      <style:text-properties officeooo:rsid="001c58b2" officeooo:paragraph-rsid="001c58b2"/>
    </style:style>
    <style:style style:name="P8" style:family="paragraph" style:parent-style-name="Standard">
      <style:text-properties officeooo:rsid="001c58b2" officeooo:paragraph-rsid="00253e9b"/>
    </style:style>
    <style:style style:name="P9" style:family="paragraph" style:parent-style-name="Standard">
      <style:text-properties officeooo:rsid="0021d4ff" officeooo:paragraph-rsid="0021d4ff"/>
    </style:style>
    <style:style style:name="P10" style:family="paragraph" style:parent-style-name="Standard">
      <style:text-properties officeooo:rsid="001e2cda" officeooo:paragraph-rsid="00253e9b"/>
    </style:style>
    <style:style style:name="P11" style:family="paragraph" style:parent-style-name="Standard">
      <style:text-properties officeooo:rsid="00253e9b" officeooo:paragraph-rsid="00253e9b"/>
    </style:style>
    <style:style style:name="P12" style:family="paragraph" style:parent-style-name="Standard">
      <style:text-properties officeooo:rsid="001fb3fd" officeooo:paragraph-rsid="0026c6d2"/>
    </style:style>
    <style:style style:name="P13" style:family="paragraph" style:parent-style-name="Standard">
      <style:text-properties officeooo:rsid="0026c6d2" officeooo:paragraph-rsid="0026c6d2"/>
    </style:style>
    <style:style style:name="P14" style:family="paragraph" style:parent-style-name="Standard">
      <style:text-properties officeooo:rsid="0026c6d2" officeooo:paragraph-rsid="00282368"/>
    </style:style>
    <style:style style:name="P15" style:family="paragraph" style:parent-style-name="Standard">
      <style:text-properties officeooo:rsid="0006ccb7" officeooo:paragraph-rsid="0026c6d2"/>
    </style:style>
    <style:style style:name="P16" style:family="paragraph" style:parent-style-name="Standard">
      <style:text-properties officeooo:rsid="0006ccb7" officeooo:paragraph-rsid="002870b5"/>
    </style:style>
    <style:style style:name="P17" style:family="paragraph" style:parent-style-name="Standard">
      <style:text-properties officeooo:rsid="000c310f" officeooo:paragraph-rsid="00282368"/>
    </style:style>
    <style:style style:name="P18" style:family="paragraph" style:parent-style-name="Standard">
      <style:text-properties officeooo:rsid="000c310f" officeooo:paragraph-rsid="002870b5"/>
    </style:style>
    <style:style style:name="P19" style:family="paragraph" style:parent-style-name="Standard">
      <style:text-properties officeooo:rsid="0007dfbd" officeooo:paragraph-rsid="0026c6d2"/>
    </style:style>
    <style:style style:name="P20" style:family="paragraph" style:parent-style-name="Standard">
      <style:text-properties officeooo:rsid="00216989" officeooo:paragraph-rsid="00216989"/>
    </style:style>
    <style:style style:name="P21" style:family="paragraph" style:parent-style-name="Standard">
      <style:text-properties officeooo:rsid="000ceb33" officeooo:paragraph-rsid="002870b5"/>
    </style:style>
    <style:style style:name="P22" style:family="paragraph" style:parent-style-name="Standard">
      <style:text-properties fo:font-weight="bold" officeooo:rsid="0006ccb7" officeooo:paragraph-rsid="002870b5" style:font-weight-asian="bold" style:font-weight-complex="bold"/>
    </style:style>
    <style:style style:name="P23" style:family="paragraph" style:parent-style-name="Standard">
      <style:text-properties fo:font-weight="bold" officeooo:rsid="0029fb9a" officeooo:paragraph-rsid="0029fb9a" style:font-weight-asian="bold" style:font-weight-complex="bold"/>
    </style:style>
    <style:style style:name="P24" style:family="paragraph" style:parent-style-name="Standard">
      <style:text-properties officeooo:rsid="002870b5" officeooo:paragraph-rsid="002870b5"/>
    </style:style>
    <style:style style:name="P25" style:family="paragraph" style:parent-style-name="Standard">
      <style:text-properties style:text-underline-style="solid" style:text-underline-width="auto" style:text-underline-color="font-color" fo:font-weight="normal" officeooo:rsid="0029fb9a" officeooo:paragraph-rsid="0029fb9a" style:font-weight-asian="normal" style:font-weight-complex="normal"/>
    </style:style>
    <style:style style:name="P26" style:family="paragraph" style:parent-style-name="Standard">
      <style:text-properties officeooo:rsid="0029fb9a" officeooo:paragraph-rsid="0029fb9a"/>
    </style:style>
    <style:style style:name="P27" style:family="paragraph" style:parent-style-name="Standard">
      <style:text-properties officeooo:rsid="00084a1b" officeooo:paragraph-rsid="0029fb9a"/>
    </style:style>
    <style:style style:name="P28" style:family="paragraph" style:parent-style-name="Standard">
      <style:text-properties style:font-name="Liberation Serif"/>
    </style:style>
    <style:style style:name="P29" style:family="paragraph" style:parent-style-name="Standard">
      <style:text-properties style:font-name="Liberation Serif" officeooo:rsid="0029fb9a" officeooo:paragraph-rsid="0029fb9a"/>
    </style:style>
    <style:style style:name="P30" style:family="paragraph" style:parent-style-name="Table_20_Contents">
      <style:paragraph-properties fo:text-align="center" style:justify-single-word="false"/>
      <style:text-properties fo:font-weight="bold" officeooo:rsid="000f49bb" officeooo:paragraph-rsid="000f49bb" style:font-weight-asian="bold" style:font-weight-complex="bold"/>
    </style:style>
    <style:style style:name="P31" style:family="paragraph" style:parent-style-name="Table_20_Contents">
      <style:text-properties officeooo:rsid="0010e3ca" officeooo:paragraph-rsid="0010e3ca"/>
    </style:style>
    <style:style style:name="P32" style:family="paragraph" style:parent-style-name="Table_20_Contents">
      <style:text-properties officeooo:rsid="0010e3ca" officeooo:paragraph-rsid="0013f932"/>
    </style:style>
    <style:style style:name="P33" style:family="paragraph" style:parent-style-name="Table_20_Contents">
      <style:text-properties officeooo:rsid="0010e3ca" officeooo:paragraph-rsid="0021d4ff"/>
    </style:style>
    <style:style style:name="P34" style:family="paragraph" style:parent-style-name="Table_20_Contents">
      <style:text-properties officeooo:rsid="00115170" officeooo:paragraph-rsid="00115170"/>
    </style:style>
    <style:style style:name="P35" style:family="paragraph" style:parent-style-name="Table_20_Contents">
      <style:paragraph-properties fo:text-align="center" style:justify-single-word="false"/>
      <style:text-properties fo:font-style="italic" officeooo:rsid="00199831" officeooo:paragraph-rsid="00199831" style:font-style-asian="italic" style:font-style-complex="italic"/>
    </style:style>
    <style:style style:name="P36" style:family="paragraph" style:parent-style-name="Table_20_Contents">
      <style:text-properties fo:font-style="italic" officeooo:rsid="00199831" officeooo:paragraph-rsid="00199831" style:font-style-asian="italic" style:font-style-complex="italic"/>
    </style:style>
    <style:style style:name="P37" style:family="paragraph" style:parent-style-name="Table_20_Contents">
      <style:text-properties officeooo:rsid="00199831" officeooo:paragraph-rsid="00199831"/>
    </style:style>
    <style:style style:name="P38" style:family="paragraph" style:parent-style-name="Table_20_Contents">
      <style:paragraph-properties fo:text-align="center" style:justify-single-word="false"/>
      <style:text-properties officeooo:rsid="00199831" officeooo:paragraph-rsid="00199831"/>
    </style:style>
    <style:style style:name="P39" style:family="paragraph" style:parent-style-name="Table_20_Contents">
      <style:text-properties officeooo:rsid="001b1ee8" officeooo:paragraph-rsid="001b1ee8"/>
    </style:style>
    <style:style style:name="P40" style:family="paragraph" style:parent-style-name="Table_20_Contents">
      <style:text-properties officeooo:rsid="0021d4ff" officeooo:paragraph-rsid="0021d4ff"/>
    </style:style>
    <style:style style:name="P41" style:family="paragraph" style:parent-style-name="Table_20_Contents">
      <style:text-properties officeooo:paragraph-rsid="0021d4ff"/>
    </style:style>
    <style:style style:name="P42" style:family="paragraph" style:parent-style-name="Text_20_body">
      <style:text-properties style:font-name="Liberation Serif" fo:font-size="12pt" fo:font-weight="normal" officeooo:paragraph-rsid="002bc270" style:font-size-asian="12pt" style:font-weight-asian="normal" style:font-size-complex="12pt" style:font-weight-complex="normal"/>
    </style:style>
    <style:style style:name="P43" style:family="paragraph" style:parent-style-name="Preformatted_20_Text">
      <style:text-properties style:font-name="Liberation Serif" fo:font-size="12pt" fo:font-weight="normal" style:font-size-asian="12pt" style:font-weight-asian="normal" style:font-size-complex="12pt" style:font-weight-complex="normal"/>
    </style:style>
    <style:style style:name="P44" style:family="paragraph" style:parent-style-name="Standard">
      <style:text-properties officeooo:rsid="0026c6d2" officeooo:paragraph-rsid="002870b5"/>
    </style:style>
    <style:style style:name="P45" style:family="paragraph" style:parent-style-name="Standard">
      <style:text-properties officeooo:rsid="0006ccb7" officeooo:paragraph-rsid="0026c6d2"/>
    </style:style>
    <style:style style:name="T1" style:family="text">
      <style:text-properties officeooo:rsid="0010e3ca"/>
    </style:style>
    <style:style style:name="T2" style:family="text">
      <style:text-properties officeooo:rsid="00199831"/>
    </style:style>
    <style:style style:name="T3" style:family="text">
      <style:text-properties officeooo:rsid="001b1ee8"/>
    </style:style>
    <style:style style:name="T4" style:family="text">
      <style:text-properties officeooo:rsid="001c58b2"/>
    </style:style>
    <style:style style:name="T5" style:family="text">
      <style:text-properties officeooo:rsid="001f716c"/>
    </style:style>
    <style:style style:name="T6" style:family="text">
      <style:text-properties officeooo:rsid="0021d4ff"/>
    </style:style>
    <style:style style:name="T7" style:family="text">
      <style:text-properties officeooo:rsid="0022dfd2"/>
    </style:style>
    <style:style style:name="T8" style:family="text">
      <style:text-properties officeooo:rsid="002381e4"/>
    </style:style>
    <style:style style:name="T9" style:family="text">
      <style:text-properties officeooo:rsid="00253e9b"/>
    </style:style>
    <style:style style:name="T10" style:family="text">
      <style:text-properties officeooo:rsid="0026c6d2"/>
    </style:style>
    <style:style style:name="T11" style:family="text">
      <style:text-properties officeooo:rsid="0007dfbd"/>
    </style:style>
    <style:style style:name="T12" style:family="text">
      <style:text-properties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282368"/>
    </style:style>
    <style:style style:name="T15" style:family="text">
      <style:text-properties officeooo:rsid="00084a1b"/>
    </style:style>
    <style:style style:name="T16" style:family="text">
      <style:text-properties officeooo:rsid="002a4f78"/>
    </style:style>
    <style:style style:name="T17" style:family="text">
      <style:text-properties style:font-name="Liberation Serif" fo:font-size="12pt" fo:font-weight="normal" style:font-size-asian="12pt" style:font-weight-asian="normal" style:font-size-complex="12pt" style:font-weight-complex="normal"/>
    </style:style>
    <style:style style:name="T18" style:family="text">
      <style:text-properties style:font-name="Liberation Serif" fo:font-size="12pt" fo:font-weight="normal" officeooo:rsid="002bc270" style:font-size-asian="12pt" style:font-weight-asian="normal" style:font-size-complex="12pt" style:font-weight-complex="normal"/>
    </style:style>
    <style:style style:name="T19" style:family="text">
      <style:text-properties officeooo:rsid="002bc270"/>
    </style:style>
    <style:style style:name="T20" style:family="text">
      <style:text-properties officeooo:rsid="002bfa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D 3 – Héritage et Polymorphisme</text:p>
      <text:p text:style-name="P2"/>
      <text:p text:style-name="Standard"/>
      <text:p text:style-name="Standard"/>
      <text:p text:style-name="Standard"/>
      <text:p text:style-name="P1">Exercice 5.1</text:p>
      <text:p text:style-name="P1"/>
      <table:table table:name="Table1" table:style-name="Table1">
        <table:table-column table:style-name="Table1.A"/>
        <table:table-column table:style-name="Table1.B"/>
        <table:table-row>
          <table:table-cell table:style-name="Table1.A1" office:value-type="string">
            <text:p text:style-name="P30">Collection</text:p>
          </table:table-cell>
          <table:table-cell table:style-name="Table1.B1" office:value-type="string">
            <text:p text:style-name="P30">Document</text:p>
          </table:table-cell>
        </table:table-row>
        <table:table-row>
          <table:table-cell table:style-name="Table1.A2" office:value-type="string">
            <text:p text:style-name="Table_20_Contents">- <text:span text:style-name="T1">documents : List&lt;Document&gt;</text:span></text:p>
          </table:table-cell>
          <table:table-cell table:style-name="Table1.B2" office:value-type="string">
            <text:p text:style-name="Table_20_Contents">- <text:span text:style-name="T1">titre : String</text:span></text:p>
          </table:table-cell>
        </table:table-row>
        <table:table-row>
          <table:table-cell table:style-name="Table1.A2" office:value-type="string">
            <text:p text:style-name="P31">+ Collection() </text:p>
            <text:p text:style-name="P32">+ ajouterDocument(Document doc) : boolean</text:p>
            <text:p text:style-name="P31">+ listerDocuments() : String </text:p>
            <text:p text:style-name="P31">+ rechercherDocument(String motcle) : List&lt;Document&gt;</text:p>
            <text:p text:style-name="P31"/>
          </table:table-cell>
          <table:table-cell table:style-name="Table1.B2" office:value-type="string">
            <text:p text:style-name="P31">+ Document(String titre)</text:p>
            <text:p text:style-name="P31">+ getTitre() : String</text:p>
            <text:p text:style-name="P31">+ toString() : String</text:p>
            <text:p text:style-name="P31">+ setTitre(String titre) : void</text:p>
            <text:p text:style-name="P40">+ contient(String motcle) : boolean</text:p>
            <text:p text:style-name="P31"/>
          </table:table-cell>
        </table:table-row>
      </table:table>
      <text:p text:style-name="P1"/>
      <text:p text:style-name="P1"/>
      <table:table table:name="Table2" table:style-name="Table2">
        <table:table-column table:style-name="Table2.A"/>
        <table:table-column table:style-name="Table2.B"/>
        <table:table-row>
          <table:table-cell table:style-name="Table2.A1" office:value-type="string">
            <text:p text:style-name="P30">CD</text:p>
          </table:table-cell>
          <table:table-cell table:style-name="Table2.B1" office:value-type="string">
            <text:p text:style-name="P30">DVD</text:p>
          </table:table-cell>
        </table:table-row>
        <table:table-row>
          <table:table-cell table:style-name="Table2.A2" office:value-type="string">
            <text:p text:style-name="P41">- <text:span text:style-name="T6">artiste : String</text:span></text:p>
            <text:p text:style-name="Table_20_Contents">- <text:span text:style-name="T1">nbTitres : int</text:span></text:p>
          </table:table-cell>
          <table:table-cell table:style-name="Table2.B2" office:value-type="string">
            <text:p text:style-name="P40">- realisateur : String</text:p>
            <text:p text:style-name="Table_20_Contents">- <text:span text:style-name="T1">annee : int</text:span></text:p>
          </table:table-cell>
        </table:table-row>
        <table:table-row>
          <table:table-cell table:style-name="Table2.A2" office:value-type="string">
            <text:p text:style-name="P31">+ CD(String titre, String <text:span text:style-name="T6">artiste</text:span>, int nbTitres)</text:p>
            <text:p text:style-name="P31">+ getNbTitres() : int</text:p>
            <text:p text:style-name="P33">+ get<text:span text:style-name="T6">Artiste</text:span>() : String</text:p>
            <text:p text:style-name="P34">+ toString() : String</text:p>
            <text:p text:style-name="P33">+ set<text:span text:style-name="T6">Auteur</text:span>(String titre) : void</text:p>
            <text:p text:style-name="P31">+ setNbTitres(int nbTitres) : void</text:p>
            <text:p text:style-name="P40">+ contient(String motcle) : boolean</text:p>
            <text:p text:style-name="P34"/>
          </table:table-cell>
          <table:table-cell table:style-name="Table2.B2" office:value-type="string">
            <text:p text:style-name="P31">+ DVD(String titre, String realisateur, int annee)</text:p>
            <text:p text:style-name="P31">+ getAnnee() : int</text:p>
            <text:p text:style-name="P33">+ get<text:span text:style-name="T6">Artiste</text:span>() : String</text:p>
            <text:p text:style-name="P34">+ toString() : String</text:p>
            <text:p text:style-name="P33">+ set<text:span text:style-name="T6">Realisateur</text:span>(String titre) : void</text:p>
            <text:p text:style-name="P31">+ setAnnee(int annee) : void</text:p>
            <text:p text:style-name="P40">+ contient(String motcle) : boolean</text:p>
          </table:table-cell>
        </table:table-row>
      </table:table>
      <text:p text:style-name="P1"/>
      <text:p text:style-name="P1"/>
      <text:p text:style-name="P9">On utilise une fonction polymorphe contient() qui renvoie un boolean dans les trois classes Documents, CD, DVD :</text:p>
      <text:p text:style-name="P9">- Documents : renvoie true si le motcle est contenu dans le titre</text:p>
      <text:p text:style-name="P9">- CD : renvoie true si le motcle est contenu dans le titre (on utilise super.contient()) ou si le motcle est contenu dans l'artiste.</text:p>
      <text:p text:style-name="P9">- DVD : renvoie true si le motcle est contenu dans le titre (on utilise super.contient()) ou si le motcle est contenu dans le réalisateur.</text:p>
      <text:p text:style-name="P9"/>
      <text:p text:style-name="P9"/>
      <text:p text:style-name="P1"/>
      <text:p text:style-name="P1"/>
      <text:p text:style-name="P3">Exercice 5.2 – <text:span text:style-name="T8">Classe Immuable</text:span></text:p>
      <text:p text:style-name="P3"/>
      <text:p text:style-name="P4">→<text:span text:style-name="T7"> voir classe immuable http://gfx.developpez.com/tutoriel/java/immuables/</text:span></text:p>
      <text:p text:style-name="P3"/>
      <text:p text:style-name="P5">Créer une classe Fraction similaire à la classe Fraction de la bibliothèque Apache Commons Math : <text:soft-page-break/><text:a xlink:type="simple" xlink:href="https://commons.apache.org/proper/commons-math/apidocs/org/apache/commons/math3/fraction/Fraction.html" text:style-name="Internet_20_link" text:visited-style-name="Visited_20_Internet_20_Link">https://commons.apache.org/proper/commons-</text:a><text:a xlink:type="simple" xlink:href="https://commons.apache.org/proper/commons-math/apidocs/org/apache/commons/math3/fraction/Fraction.html" text:style-name="Internet_20_link" text:visited-style-name="Visited_20_Internet_20_Link">math/apidocs/org/apache/commons/math3/fraction/Fraction.html</text:a></text:p>
      <text:p text:style-name="P5"/>
      <text:p text:style-name="P5"/>
      <text:p text:style-name="P5"/>
      <text:p text:style-name="P5">Exercice 5.3</text:p>
      <text:p text:style-name="P5"/>
      <text:p text:style-name="P5"/>
      <text:p text:style-name="P6">Modèle de conception COMPOSITE : <text:a xlink:type="simple" xlink:href="https://fr.wikibooks.org/wiki/Patrons_de_conception/Objet_composite" text:style-name="Internet_20_link" text:visited-style-name="Visited_20_Internet_20_Link">https://fr.wikibooks.org/wiki/Patrons_de_conception/Objet_composite</text:a></text:p>
      <text:p text:style-name="P6"/>
      <text:p text:style-name="P6"/>
      <text:p text:style-name="P6"/>
      <text:p text:style-name="P6"/>
      <text:p text:style-name="P6"/>
      <table:table table:name="Table3" table:style-name="Table3">
        <table:table-column table:style-name="Table3.A"/>
        <table:table-row>
          <table:table-cell table:style-name="Table3.A1" office:value-type="string">
            <text:p text:style-name="P35">Objet (abstract) </text:p>
          </table:table-cell>
        </table:table-row>
        <table:table-row>
          <table:table-cell table:style-name="Table3.A2" office:value-type="string">
            <text:p text:style-name="P37">- nom : String</text:p>
          </table:table-cell>
        </table:table-row>
        <table:table-row>
          <table:table-cell table:style-name="Table3.A2" office:value-type="string">
            <text:p text:style-name="P37">+ getNom() : String</text:p>
            <text:p text:style-name="P37">+ toString() : String</text:p>
            <text:p text:style-name="P36">+ getTaille() : int</text:p>
            <text:p text:style-name="P37"/>
            <text:p text:style-name="P37"/>
          </table:table-cell>
        </table:table-row>
      </table:table>
      <text:p text:style-name="P6"/>
      <text:p text:style-name="P6"/>
      <table:table table:name="Table4" table:style-name="Table4">
        <table:table-column table:style-name="Table4.A"/>
        <table:table-column table:style-name="Table4.B"/>
        <table:table-row>
          <table:table-cell table:style-name="Table4.A1" office:value-type="string">
            <text:p text:style-name="P38">Fichier</text:p>
          </table:table-cell>
          <table:table-cell table:style-name="Table4.B1" office:value-type="string">
            <text:p text:style-name="P38">Dossier</text:p>
          </table:table-cell>
        </table:table-row>
        <table:table-row>
          <table:table-cell table:style-name="Table4.A2" office:value-type="string">
            <text:p text:style-name="Table_20_Contents">- <text:span text:style-name="T2">taille : int</text:span></text:p>
          </table:table-cell>
          <table:table-cell table:style-name="Table4.B2" office:value-type="string">
            <text:p text:style-name="Table_20_Contents">- <text:span text:style-name="T2">contenu : List&lt;Objet&gt;</text:span></text:p>
          </table:table-cell>
        </table:table-row>
        <table:table-row>
          <table:table-cell table:style-name="Table4.A2" office:value-type="string">
            <text:p text:style-name="P37">+ Fichier(String nom, int taille)</text:p>
            <text:p text:style-name="P37">+ getTaille() : int</text:p>
            <text:p text:style-name="P37">+ toString() : String</text:p>
          </table:table-cell>
          <table:table-cell table:style-name="Table4.B2" office:value-type="string">
            <text:p text:style-name="P37">+ Dossier(<text:span text:style-name="T4">String nom</text:span>)</text:p>
            <text:p text:style-name="P37">+ ajoutObjet(Objet obj) : <text:span text:style-name="T3">boolean</text:span></text:p>
            <text:p text:style-name="P37">- <text:span text:style-name="T5">verifDescendance(Dossier dos1, Dossier dos2) : boolean</text:span></text:p>
            <text:p text:style-name="P39">+ getTaille() : int</text:p>
            <text:p text:style-name="P39">+ toString() : String</text:p>
          </table:table-cell>
        </table:table-row>
      </table:table>
      <text:p text:style-name="P6"/>
      <text:p text:style-name="P7">-Fichier et Dossier héritent de la classe abstraite Objet : Fichier / Dossier → Objet</text:p>
      <text:p text:style-name="P7"/>
      <text:p text:style-name="P8">- Dossier <text:span text:style-name="T9">contient des</text:span> Objets de classe Objet</text:p>
      <text:p text:style-name="P8">- <text:span text:style-name="T9">Dossier est un agrégat</text:span></text:p>
      <text:p text:style-name="P8">- <text:span text:style-name="T9">Objet est un agrégé(composant)</text:span></text:p>
      <text:p text:style-name="P8"/>
      <text:p text:style-name="P10"><text:s/>La relation est une relation d'agrégation forte == composition car :</text:p>
      <text:p text:style-name="P8"><text:tab/>- <text:span text:style-name="T9">un composant ne peut être lié qu'à un seul agrégat : un objet(Dossier ou Fichier) ne peut être <text:tab/>que dans une seul Dossier en même temps.</text:span></text:p>
      <text:p text:style-name="P8"><text:tab/>- <text:span text:style-name="T9">le cycle de vie des composants et des agrégés sont liés : si on supprime un Dossier, on <text:tab/>supprime tous les Objets(Dossier ou Fichier) qu'il contient.</text:span></text:p>
      <text:p text:style-name="P8"/>
      <text:p text:style-name="P11">On peut donc écrire : <text:s/>Dossier - -(Composition) -- &gt; Objet</text:p>
      <text:p text:style-name="P7"><text:soft-page-break/></text:p>
      <text:p text:style-name="P7"/>
      <text:p text:style-name="P7"/>
      <text:p text:style-name="P7"/>
      <text:p text:style-name="P12">Exercice 5.4 : <text:span text:style-name="T10">Utilisation de la ligne de commande </text:span></text:p>
      <text:p text:style-name="P12"/>
      <text:p text:style-name="P12"/>
      <text:p text:style-name="P16"><text:span text:style-name="T12">But de l'exercice :</text:span> <text:span text:style-name="T11">1</text:span>- <text:span text:style-name="T10">Compiler/Executer en ligne de commande</text:span></text:p>
      <text:p text:style-name="P44"><text:tab/><text:tab/><text:tab/>(Simple : projet non packagé / pas d'importation de classes externes)</text:p>
      <text:p text:style-name="P15"><text:tab/><text:tab/> <text:s text:c="7"/><text:span text:style-name="T11">2</text:span>- <text:span text:style-name="T10">Créer une archive .jar simple et éxécutable</text:span></text:p>
      <text:p text:style-name="P15"/>
      <text:p text:style-name="P13">On utilise les sources de l'exercice 5.3 FileSystem.</text:p>
      <text:p text:style-name="P13"><text:s text:c="2"/></text:p>
      <text:p text:style-name="P15">On créer à la base de notre projet :</text:p>
      <text:p text:style-name="P15"><text:tab/>- un repertoire src qui contiendra les sources du projets</text:p>
      <text:p text:style-name="P15"><text:tab/>- un repertoire classes qui contiendra les classes compilées</text:p>
      <text:p text:style-name="P20"/>
      <text:p text:style-name="P20"/>
      <text:p text:style-name="P22"><text:s/><text:span text:style-name="T11">1</text:span>- <text:span text:style-name="T10">Compiler/Executer en ligne de commande</text:span></text:p>
      <text:p text:style-name="P22"/>
      <text:p text:style-name="P13"><text:span text:style-name="T13">* Compil</text:span><text:span text:style-name="T14">er</text:span><text:span text:style-name="T13"> en ligne de commande</text:span> :</text:p>
      <text:p text:style-name="P13"/>
      <text:p text:style-name="P19"><text:span text:style-name="T10">O</text:span>n va compiler les sources présentes dans <text:span text:style-name="T10">le repertoire</text:span>“src”, de manière à créer des <text:span text:style-name="T10">fichiers compilés</text:span> .class dans le dossier “classes”.</text:p>
      <text:p text:style-name="P19"/>
      <text:p text:style-name="P19">Si on a une classe maitresse (qui contient le main, ici Application), on peut indiquer de ne compiler que cette classe, le calcul des dépendances du compilateur permettra de compiler toutes les classes dont la classe maitresses à besoin.</text:p>
      <text:p text:style-name="P19"/>
      <text:p text:style-name="P19">On utilise à la racine de notre projet la commande : javac -g -d classes -classpath classes -sourcepath src src/Application.java</text:p>
      <text:p text:style-name="P19"/>
      <text:p text:style-name="P19">-g : permet d'inclure les informations de débogage</text:p>
      <text:p text:style-name="P19">-d : indique le repertoire ou écrire les .class</text:p>
      <text:p text:style-name="P19">-classpath : indique les repertoires ou chercher les .class (pour ne pas recompiler un fichier inutilement)</text:p>
      <text:p text:style-name="P19">-sourcepath : indique le repertoire ou chercher les .java (indispensable pour le calcul des dépendances, sans ça le compilateur ne compilera que la classe principale indiquée sans compiler les classes dont elle dépend)</text:p>
      <text:p text:style-name="P20"/>
      <text:p text:style-name="P13">On aurait aussi pu compiler les fichiers sources de cette manière : javac -g -d classes src/*.java</text:p>
      <text:p text:style-name="P13">Cette compilation est plus brutale, elle présente des désavantages. Par exemple si les fichiers sources étaient organisés en packages dans src, il aurait fallu indiquer le chemin de chacun des fichiers sources pour les compiler. Il est donc conseillé de l'éviter et d'utiliser la méthode mentionnée précedemment qui compile selon les dépendances de la classe principale.</text:p>
      <text:p text:style-name="P13"/>
      <text:p text:style-name="P24"/>
      <text:p text:style-name="P14"><text:span text:style-name="T13">* </text:span><text:span text:style-name="T14">Exécuter</text:span><text:span text:style-name="T13"> en ligne de commande</text:span> :</text:p>
      <text:p text:style-name="P17"/>
      <text:p text:style-name="P18">La classe éxécutable se trouvant dans le repertoire classes, java ne la voit pas directement depuis le <text:soft-page-break/>repertoire de travail. Il n'est pas question de faire une commande : </text:p>
      <text:p text:style-name="P18">java classes/&lt;nomPaquetage&gt;/&lt;nomClasseMaitresse&gt;.class car java attend un nom qualifié absolu de classe, pas un .class.</text:p>
      <text:p text:style-name="P18"/>
      <text:p text:style-name="P18">Comme pour la compilation, il suffit d'avoir le répertoire classes sur la ligne de commande avec -classpath.</text:p>
      <text:p text:style-name="P18"/>
      <text:p text:style-name="P18">Pour éxécuter le projet en ligne de commande, il faut donc se mettre à la racine du projet et écrire la commande : <text:s/>java -classpath classes Application</text:p>
      <text:p text:style-name="P18"/>
      <text:p text:style-name="P21">On indique le repertoire comportant les classes compilées : classes, et l'emplacement de l'application principale.</text:p>
      <text:p text:style-name="P21"/>
      <text:p text:style-name="P21"/>
      <text:p text:style-name="P21"/>
      <text:p text:style-name="P22"><text:s/><text:span text:style-name="T11">2</text:span>- <text:span text:style-name="T10">Créer une archive .jar </text:span></text:p>
      <text:p text:style-name="P22"/>
      <text:p text:style-name="P22"/>
      <text:p text:style-name="P25">* Créer une archive jar simple</text:p>
      <text:p text:style-name="P23"/>
      <text:p text:style-name="P23"/>
      <text:p text:style-name="P26">Une archive .jar est une archive Java, il s'agit simplement d'un fichier compressé. </text:p>
      <text:p text:style-name="P26">Pour créer une archive .jar, on utilise la commande “jar”.</text:p>
      <text:p text:style-name="P26"/>
      <text:p text:style-name="P26">Par exemple, si on voulait créer une archive de notre projet, il suffirait de se placer dans le repertoire <text:span text:style-name="T16">parent au projet et d'écrire la commande</text:span> : <text:span text:style-name="T15">jar -cvf Projet.jar projet/*</text:span></text:p>
      <text:p text:style-name="P26"/>
      <text:p text:style-name="P27">-c : indique la création d'une archive .jar</text:p>
      <text:p text:style-name="P27">-v : mode verbeux</text:p>
      <text:p text:style-name="P27">-f : indique que le resultat sera un fichier (si on oublie de l'indiquer, le resultat s'affichera dans la console ce qui ne servira à rien).</text:p>
      <text:p text:style-name="P27"/>
      <text:p text:style-name="P27"/>
      <text:p text:style-name="P25">* Créer une archive jar éxécutable</text:p>
      <text:p text:style-name="P26"/>
      <text:p text:style-name="P29"/>
      <text:p text:style-name="Text_20_body"><text:span text:style-name="T17">Tous les fichiers placés dans cette archive sont indispensables pour pouvoir compiler ou modifier l'application. En revanche, seuls les fichiers d'extension </text:span><text:span text:style-name="Source_20_Text"><text:span text:style-name="T17">".class"</text:span></text:span><text:span text:style-name="T17"> sont requis pour l'exécution (le bytecode des classes).</text:span></text:p>
      <text:p text:style-name="Text_20_body"><text:span text:style-name="T17">Il est possible de créer un fichier, dit jar exécutable qui peut ne contenir que les fichiers de bytecode et qui précise quelle classe doit être appelée en premier en cas d'exécution. Il suffit de créer un fichier </text:span><text:span text:style-name="T18">MANIFEST.MF </text:span><text:span text:style-name="T17">contenant la simple ligne suivante </text:span><text:span text:style-name="T18">dans un dossier META-INF à la racine</text:span><text:span text:style-name="T17"> </text:span><text:span text:style-name="T18">du</text:span><text:span text:style-name="T17"> répertoire </text:span><text:span text:style-name="Source_20_Text"><text:span text:style-name="T17">projet</text:span></text:span><text:span text:style-name="T17">:</text:span></text:p>
      <text:p text:style-name="P43">Main-Class: <text:span text:style-name="T20">ClassePrincipale</text:span> <text:span text:style-name="T19">(Saut de ligne impératif apres cette ligne dans le MANIFEST.MF)</text:span></text:p>
      <text:p text:style-name="P43"/>
      <text:p text:style-name="P43"/>
      <text:p text:style-name="P42"><text:soft-page-break/>et puis créer l'archive exécutable, depuis le répertoire projet, par: <text:span text:style-name="T19">jar cvmf ../META-INF/MANIFEST.MF ../archiveExecutable.jar *.class</text:span></text:p>
      <text:p text:style-name="Text_20_body"><text:span text:style-name="T17">Vous pourrez alors vérifier qu'avec ce seul fichier </text:span><text:span text:style-name="Source_20_Text"><text:span text:style-name="T17">archiveExcecutable.jar</text:span></text:span><text:span text:style-name="T17">, il est possible d'exécuter l'application grâce à la commande: java -jar archiveExcecutable.jar</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6-02-19T17:04:00.182183129</meta:creation-date>
    <dc:date>2016-05-19T10:22:55.370528111</dc:date>
    <dc:creator>Quentin </dc:creator>
    <meta:editing-duration>PT6H56M38S</meta:editing-duration>
    <meta:editing-cycles>17</meta:editing-cycles>
    <meta:generator>LibreOffice/4.3.3.2$Linux_X86_64 LibreOffice_project/430m0$Build-2</meta:generator>
    <meta:document-statistic meta:table-count="4" meta:image-count="0" meta:object-count="0" meta:page-count="5" meta:paragraph-count="109" meta:word-count="1083" meta:character-count="6865" meta:non-whitespace-character-count="5855"/>
  </office:meta>
</office:document-meta>
</file>